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espaceFilter.DefaultNamespaceFilter( String defaultNamespace ,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NamespaceFilt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NamespaceFilter.startElement( java . lang . String uri , java . lang . String localName , java . lang .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NamespaceFilter.startPrefixMapping( java . lang . String prefix , java . lang .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